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3.683cm" svg:x="4.175cm" svg:y="9.636cm">
          <text:p text:style-name="P1"><text:span text:style-name="T1">Per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683cm" svg:height="3.683cm" svg:x="11.795cm" svg:y="9.509cm">
          <text:p text:style-name="P2"><text:span text:style-name="T1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016cm" svg:y1="9.636cm" svg:x2="13.636cm" svg:y2="9.509cm" draw:start-shape="id1" draw:start-glue-point="4" draw:end-shape="id2" draw:end-glue-point="4" svg:d="M6016 9636c0-943 7620-880 7620-127" svg:viewBox="0 0 7621 701">
          <text:p text:style-name="P1"><text:span text:style-name="T2">Character* has_character</text:span></text:p>
        </draw:connector>
        <draw:connector draw:style-name="gr2" draw:text-style-name="P3" draw:layer="layout" draw:type="curve" svg:x1="13.636cm" svg:y1="13.192cm" svg:x2="6.016cm" svg:y2="13.319cm" draw:start-shape="id2" draw:start-glue-point="8" draw:end-shape="id1" draw:end-glue-point="8" svg:d="M13636 13192c0 942-7620 878-7620 127" svg:viewBox="0 0 7621 700">
          <text:p text:style-name="P1"><text:span text:style-name="T2">Person* is_attached_t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Papachristou</meta:initial-creator>
    <meta:creation-date>2016-04-28T21:43:32.877621645</meta:creation-date>
    <dc:date>2016-04-28T22:13:45.005875278</dc:date>
    <dc:creator>Marios Papachristou</dc:creator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